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r.</text:p>
          </table:table-cell>
          <table:table-cell office:value-type="string">
            <text:p>Datei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lock/Adminhtml/Channel/Edit/Tab/Form.php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lock/Adminhtml/Channel/Edit/Tabs.php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lock/Adminhtml/Channel/Edit.php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lock/Adminhtml/Channel/Grid.php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lock/Adminhtml/Package/Edit/Tab/Form.php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lock/Adminhtml/Package/Edit/Tabs.php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lock/Adminhtml/Package/Edit.php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lock/Adminhtml/Package/Grid.php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lock/Adminhtml/Channel.php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lock/Adminhtml/Package.php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ontrollers/Adminhtml/ChannelController.php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ontrollers/Adminhtml/PackageController.php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esign/adminhtml/default/default/template/manager/package.phtml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20.01.2010</text:date>, <text:time>11:01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m Wagner</meta:initial-creator>
    <meta:creation-date>2010-01-19T22:24:37</meta:creation-date>
    <dc:date>2010-01-20T11:01:30</dc:date>
    <dc:creator>Tim Wagner</dc:creator>
    <meta:editing-duration>PT01H25M55S</meta:editing-duration>
    <meta:editing-cycles>8</meta:editing-cycles>
    <meta:generator>OpenOffice.org/3.1$Unix OpenOffice.org_project/310m19$Build-9420</meta:generator>
    <meta:document-statistic meta:table-count="3" meta:cell-count="29" meta:object-count="0"/>
  </office:meta>
</office:document-meta>
</file>